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6" style:family="table-cell" style:parent-style-name="Default" style:data-style-name="N122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3" office:value-type="string" calcext:value-type="string">
            <text:p>LoRa Board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art Designa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FR Part Number</text:p>
          </table:table-cell>
          <table:table-cell table:style-name="ce3" office:value-type="string" calcext:value-type="string">
            <text:p>JCLPCB Part Number</text:p>
          </table:table-cell>
          <table:table-cell table:style-name="ce3" office:value-type="string" calcext:value-type="string">
            <text:p>Package</text:p>
          </table:table-cell>
          <table:table-cell table:style-name="ce3"/>
          <table:table-cell table:style-name="ce6"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473KB8NNNC</text:p>
          </table:table-cell>
          <table:table-cell office:value-type="string" calcext:value-type="string">
            <text:p>C16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 p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C470JB8NNNC</text:p>
          </table:table-cell>
          <table:table-cell office:value-type="string" calcext:value-type="string">
            <text:p>C1671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58" calcext:value-type="currency">
            <text:p>$0.0058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2KB8NNNC</text:p>
          </table:table-cell>
          <table:table-cell office:value-type="string" calcext:value-type="string">
            <text:p>C1588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4" calcext:value-type="currency">
            <text:p>$0.0034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3.0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603CG3R0C500NT</text:p>
          </table:table-cell>
          <table:table-cell office:value-type="string" calcext:value-type="string">
            <text:p>C46219 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" calcext:value-type="currency">
            <text:p>$0.003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5.6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5R6WB01D</text:p>
          </table:table-cell>
          <table:table-cell office:value-type="string" calcext:value-type="string">
            <text:p>C88255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01" calcext:value-type="currency">
            <text:p>$0.0601</text:p>
          </table:table-cell>
        </table:table-row>
        <table:table-row table:style-name="ro1">
          <table:table-cell office:value-type="string" calcext:value-type="string">
            <text:p>C6, C8</text:p>
          </table:table-cell>
          <table:table-cell office:value-type="string" calcext:value-type="string">
            <text:p>39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CM1555C1H390FA16D</text:p>
          </table:table-cell>
          <table:table-cell office:value-type="string" calcext:value-type="string">
            <text:p>C186448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94" calcext:value-type="currency">
            <text:p>$0.0294</text:p>
          </table:table-cell>
        </table:table-row>
        <table:table-row table:style-name="ro1">
          <table:table-cell office:value-type="string" calcext:value-type="string">
            <text:p>C7, C12</text:p>
          </table:table-cell>
          <table:table-cell office:value-type="string" calcext:value-type="string">
            <text:p>1.8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JM1555C1H1R8WB01D</text:p>
          </table:table-cell>
          <table:table-cell office:value-type="string" calcext:value-type="string">
            <text:p>C7690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4" calcext:value-type="currency">
            <text:p>$0.0240</text:p>
          </table:table-cell>
        </table:table-row>
        <table:table-row table:style-name="ro1">
          <table:table-cell office:value-type="string" calcext:value-type="string">
            <text:p>C9, C10</text:p>
          </table:table-cell>
          <table:table-cell office:value-type="string" calcext:value-type="string">
            <text:p>3.3 pF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0402CG3R3C500NT</text:p>
          </table:table-cell>
          <table:table-cell office:value-type="string" calcext:value-type="string">
            <text:p>C156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12" calcext:value-type="currency">
            <text:p>$0.0012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.4 pF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GRM1555C1H2R4WA01D</text:p>
          </table:table-cell>
          <table:table-cell office:value-type="string" calcext:value-type="string">
            <text:p>C701201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203" calcext:value-type="currency">
            <text:p>$0.0203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9" calcext:value-type="currency">
            <text:p>$0.0039</text:p>
          </table:table-cell>
        </table:table-row>
        <table:table-row table:style-name="ro1">
          <table:table-cell office:value-type="string" calcext:value-type="string">
            <text:p>C13, C15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9" calcext:value-type="currency">
            <text:p>$0.0009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474KP5NNNC</text:p>
          </table:table-cell>
          <table:table-cell office:value-type="string" calcext:value-type="string">
            <text:p>C4733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35" calcext:value-type="currency">
            <text:p>$0.0035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.Fl antenna jack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U.FL-R-SMT-1(80)</text:p>
          </table:table-cell>
          <table:table-cell office:value-type="string" calcext:value-type="string">
            <text:p>C8837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784" calcext:value-type="currency">
            <text:p>$0.0784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Place holes 0.1 inch spacing for p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8AN47NJ00D</text:p>
          </table:table-cell>
          <table:table-cell office:value-type="string" calcext:value-type="string">
            <text:p>C98077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75" calcext:value-type="currency">
            <text:p>$0.0375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2.5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2N5B00D</text:p>
          </table:table-cell>
          <table:table-cell office:value-type="string" calcext:value-type="string">
            <text:p>C23734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92" calcext:value-type="currency">
            <text:p>$0.0392</text:p>
          </table:table-cell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4.7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4N7B00D</text:p>
          </table:table-cell>
          <table:table-cell office:value-type="string" calcext:value-type="string">
            <text:p>C9806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383" calcext:value-type="currency">
            <text:p>$0.0383</text:p>
          </table:table-cell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9.1 nH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LQW15AN9N1H00D</text:p>
          </table:table-cell>
          <table:table-cell office:value-type="string" calcext:value-type="string">
            <text:p>C33795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475" calcext:value-type="currency">
            <text:p>$0.0475</text:p>
          </table:table-cell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15 nH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CL1005C15NJTDF</text:p>
          </table:table-cell>
          <table:table-cell office:value-type="string" calcext:value-type="string">
            <text:p>C27143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29" calcext:value-type="currency">
            <text:p>$0.0029</text:p>
          </table:table-cell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15 uH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Z2012N150LT000</text:p>
          </table:table-cell>
          <table:table-cell office:value-type="string" calcext:value-type="string">
            <text:p>C53129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0685" calcext:value-type="currency">
            <text:p>$0.068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 ohm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0402WGF1000TCE</text:p>
          </table:table-cell>
          <table:table-cell office:value-type="string" calcext:value-type="string">
            <text:p>C2507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Basic Part</text:p>
          </table:table-cell>
          <table:table-cell office:value-type="currency" office:currency="USD" office:value="0.0005" calcext:value-type="currency">
            <text:p>$0.000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X1262 LoRa Transceiver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SX1262IMLTRT</text:p>
          </table:table-cell>
          <table:table-cell office:value-type="string" calcext:value-type="string">
            <text:p>C191341</text:p>
          </table:table-cell>
          <table:table-cell office:value-type="string" calcext:value-type="string">
            <text:p>QFN-24-EP(4x4)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3.3397" calcext:value-type="currency">
            <text:p>$3.3397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HMC8038 RF Switch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HMC8038LP4CETR</text:p>
          </table:table-cell>
          <table:table-cell office:value-type="string" calcext:value-type="string">
            <text:p>C208270 </text:p>
          </table:table-cell>
          <table:table-cell office:value-type="string" calcext:value-type="string">
            <text:p>LFCSP-16 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1.2961" calcext:value-type="currency">
            <text:p>$1.2961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32.0 MHz Crystal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Q22FA12800393</text:p>
          </table:table-cell>
          <table:table-cell office:value-type="string" calcext:value-type="string">
            <text:p>C255895</text:p>
          </table:table-cell>
          <table:table-cell office:value-type="string" calcext:value-type="string">
            <text:p>SMD2016-4P</text:p>
          </table:table-cell>
          <table:table-cell office:value-type="string" calcext:value-type="string">
            <text:p>Extended Part</text:p>
          </table:table-cell>
          <table:table-cell office:value-type="currency" office:currency="USD" office:value="0.2488" calcext:value-type="currency">
            <text:p>$0.248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style-name="Default"/>
        </table:table-row>
        <table:table-row table:style-name="ro1" table:number-rows-repeated="104854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09:45:48.2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0T10:21:28.454000000</dc:date>
    <meta:editing-duration>PT5H20M13S</meta:editing-duration>
    <meta:editing-cycles>67</meta:editing-cycles>
    <meta:generator>LibreOffice/7.1.6.2$Windows_X86_64 LibreOffice_project/0e133318fcee89abacd6a7d077e292f1145735c3</meta:generator>
    <meta:document-statistic meta:table-count="1" meta:cell-count="194" meta:object-count="0"/>
  </office:meta>
</office:document-meta>
</file>